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xml:id="id1" draw:id="id1" draw:layer="layout" svg:width="2.565cm" svg:height="0.94cm" svg:x="1cm" svg:y="4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3.071cm" svg:height="0.94cm" svg:x="9.001cm" svg:y="4.7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xml:id="id2" draw:id="id2" draw:layer="layout" svg:width="1.794cm" svg:height="0.94cm" svg:x="17.435cm" svg:y="4.7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4cm" svg:y1="4.9cm" svg:x2="8.5cm" svg:y2="4.9cm">
          <text:p/>
        </draw:line>
        <draw:frame draw:style-name="gr1" draw:layer="layout" svg:width="2.811cm" svg:height="0.94cm" svg:x="4.889cm" svg:y="3.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4.987cm" svg:height="0.94cm" svg:x="4.013cm" svg:y="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12.4cm" svg:y1="4.9cm" svg:x2="16.9cm" svg:y2="4.9cm">
          <text:p/>
        </draw:line>
        <draw:frame draw:style-name="gr1" draw:layer="layout" svg:width="4.802cm" svg:height="0.94cm" svg:x="12.401cm" svg:y="3.73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4.734cm" svg:height="0.94cm" svg:x="12.41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3" draw:text-style-name="P1" draw:layer="layout" draw:type="curve" draw:line-skew="-0.974cm" svg:x1="2.282cm" svg:y1="4.738cm" svg:x2="18.332cm" svg:y2="4.793cm" draw:start-shape="id1" draw:start-glue-point="0" draw:end-shape="id2" draw:end-glue-point="0" svg:d="m2282 4738c0-2211 16050-2238 16050 55">
          <text:p/>
        </draw:connector>
        <draw:connector draw:style-name="gr3" draw:text-style-name="P1" draw:layer="layout" draw:type="curve" draw:line-skew="1.502cm" svg:x1="18.332cm" svg:y1="5.733cm" svg:x2="2.282cm" svg:y2="5.678cm" draw:start-shape="id2" draw:start-glue-point="2" draw:end-shape="id1" draw:end-glue-point="2" svg:d="m18332 5733c0 3003-16050 3030-16050-55">
          <text:p/>
        </draw:connector>
        <draw:frame draw:style-name="gr1" draw:layer="layout" svg:width="5.08cm" svg:height="0.94cm" svg:x="8.014cm" svg:y="8.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4.52cm" svg:height="0.94cm" svg:x="8.014cm" svg:y="1.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8.5cm" svg:y1="5.5cm" svg:x2="4cm" svg:y2="5.5cm">
          <text:p/>
        </draw:line>
        <draw:line draw:style-name="gr2" draw:text-style-name="P1" draw:layer="layout" svg:x1="16.9cm" svg:y1="5.5cm" svg:x2="12.4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M51S</meta:editing-duration>
    <meta:editing-cycles>4</meta:editing-cycles>
    <meta:generator>LibreOffice/3.4$Win32 LibreOffice_project/340m1$Build-203</meta:generator>
    <dc:date>2012-04-02T14:15:13.24</dc:date>
    <meta:document-statistic meta:object-count="15"/>
  </office:meta>
</office:document-meta>
</file>

<file path=Object 1/content.xml><?xml version="1.0" encoding="utf-8"?>
<math xmlns="http://www.w3.org/1998/Math/MathML">
  <semantics>
    <mrow>
      <mi mathvariant="italic">Solide</mi>
    </mrow>
    <annotation encoding="StarMath 5.0">Solide</annotation>
  </semantics>
</math>
</file>

<file path=Object 2/content.xml><?xml version="1.0" encoding="utf-8"?>
<math xmlns="http://www.w3.org/1998/Math/MathML">
  <semantics>
    <mrow>
      <mi mathvariant="italic">Liquide</mi>
    </mrow>
    <annotation encoding="StarMath 5.0">Liquide</annotation>
  </semantics>
</math>
</file>

<file path=Object 3/content.xml><?xml version="1.0" encoding="utf-8"?>
<math xmlns="http://www.w3.org/1998/Math/MathML">
  <semantics>
    <mrow>
      <mi mathvariant="italic">Gaz</mi>
    </mrow>
    <annotation encoding="StarMath 5.0">Gaz</annotation>
  </semantics>
</math>
</file>

<file path=Object 4/content.xml><?xml version="1.0" encoding="utf-8"?>
<math xmlns="http://www.w3.org/1998/Math/MathML">
  <semantics>
    <mrow>
      <mi mathvariant="italic">Fusion</mi>
    </mrow>
    <annotation encoding="StarMath 5.0">Fusion</annotation>
  </semantics>
</math>
</file>

<file path=Object 5/content.xml><?xml version="1.0" encoding="utf-8"?>
<math xmlns="http://www.w3.org/1998/Math/MathML">
  <semantics>
    <mrow>
      <mi mathvariant="italic">Solidification</mi>
    </mrow>
    <annotation encoding="StarMath 5.0">Solidification</annotation>
  </semantics>
</math>
</file>

<file path=Object 6/content.xml><?xml version="1.0" encoding="utf-8"?>
<math xmlns="http://www.w3.org/1998/Math/MathML">
  <semantics>
    <mrow>
      <mi mathvariant="italic">Vaporisation</mi>
    </mrow>
    <annotation encoding="StarMath 5.0">Vaporisation</annotation>
  </semantics>
</math>
</file>

<file path=Object 7/content.xml><?xml version="1.0" encoding="utf-8"?>
<math xmlns="http://www.w3.org/1998/Math/MathML">
  <semantics>
    <mrow>
      <mi mathvariant="italic">Liquéfaction</mi>
    </mrow>
    <annotation encoding="StarMath 5.0">Liquéfaction</annotation>
  </semantics>
</math>
</file>

<file path=Object 8/content.xml><?xml version="1.0" encoding="utf-8"?>
<math xmlns="http://www.w3.org/1998/Math/MathML">
  <semantics>
    <mrow>
      <mi mathvariant="italic">Condensation</mi>
    </mrow>
    <annotation encoding="StarMath 5.0">Condensation</annotation>
  </semantics>
</math>
</file>

<file path=Object 9/content.xml><?xml version="1.0" encoding="utf-8"?>
<math xmlns="http://www.w3.org/1998/Math/MathML">
  <semantics>
    <mrow>
      <mi mathvariant="italic">Sublimation</mi>
    </mrow>
    <annotation encoding="StarMath 5.0">Sublimation</annotation>
  </semantics>
</math>
</file>